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9"/>
        <table:table-row table:style-name="ro1">
          <table:table-cell table:style-name="ce1" office:value-type="string" calcext:value-type="string">
            <text:p>Site URL:</text:p>
          </table:table-cell>
          <table:table-cell table:style-name="ce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table:number-columns-spanned="3" table:number-rows-spanned="1"/>
          <table:covered-table-cell table:number-columns-repeated="2" table:style-name="ce7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table:number-columns-spanned="3" table:number-rows-spanned="1"/>
          <table:covered-table-cell table:number-columns-repeated="2" table:style-name="ce7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title &lt;Title&gt;</text:p>
            <text:p>Then the user sees the correct title &lt;Title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2"/>
        </table:table-row>
      </table:table>
      <table:table table:name="Men's Outerwear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/>
        </table:table-row>
      </table:table>
      <table:table table:name="Ladies Outerwear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/>
        </table:table-row>
      </table:table>
      <table:table table:name="Men's T-Shirt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</table:table-row>
      </table:table>
      <table:table table:name="Ladies T-shirt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/>
        </table:table-row>
      </table:table>
      <table:table table:name="Produc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5"/>
        </table:table-row>
      </table:table>
      <table:table table:name="Car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/>
        </table:table-row>
      </table:table>
      <table:table table:name="Checkou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3T12:23:38.065000000</dc:date>
    <meta:editing-duration>PT50M25S</meta:editing-duration>
    <meta:editing-cycles>3</meta:editing-cycles>
    <meta:generator>LibreOffice/7.6.2.1$Windows_X86_64 LibreOffice_project/56f7684011345957bbf33a7ee678afaf4d2ba333</meta:generator>
    <meta:document-statistic meta:table-count="8" meta:cell-count="31" meta:object-count="0"/>
  </office:meta>
</office:document-meta>
</file>